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mmariserGui.Summaris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mmaris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mmaris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mmaris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mmariserGui.modifyTestElement( TestElement summari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mmaris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